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ff" draw:textarea-horizontal-align="justify" draw:textarea-vertical-align="middle" draw:auto-grow-height="false" fo:min-height="2.29cm" fo:min-width="5.215cm"/>
    </style:style>
    <style:style style:name="gr2" style:family="graphic" style:parent-style-name="objectwithoutfill">
      <style:graphic-properties draw:stroke="dash" draw:stroke-dash="Dashed_20__28_var_29_" svg:stroke-color="#009900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ff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5.715cm" svg:height="2.54cm" svg:x="10.287cm" svg:y="1.905cm">
          <text:p text:style-name="P1"><text:span text:style-name="T1">gantzgulch-tools-comm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715cm" svg:height="2.54cm" svg:x="10.541cm" svg:y="18.034cm">
          <text:p text:style-name="P1"><text:span text:style-name="T1">gantzgulch-tools-htt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715cm" svg:height="2.54cm" svg:x="21.209cm" svg:y="18.034cm">
          <text:p text:style-name="P1"><text:span text:style-name="T1">gantzgulch-tools-aw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715cm" svg:height="2.54cm" svg:x="21.209cm" svg:y="9.525cm">
          <text:p text:style-name="P1"><text:span text:style-name="T1">gantzgulch-tools-cryp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715cm" svg:height="2.54cm" svg:x="1.016cm" svg:y="18.034cm">
          <text:p text:style-name="P1"><text:span text:style-name="T1">gantzgulch-tools-hibernat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24.066cm" svg:y1="18.034cm" svg:x2="24.066cm" svg:y2="12.065cm" draw:start-shape="id1" draw:start-glue-point="0" draw:end-shape="id2" svg:d="M24066 18034v-5969" svg:viewBox="0 0 1 5970">
          <text:p/>
        </draw:connector>
        <draw:connector draw:style-name="gr3" draw:text-style-name="P3" draw:layer="layout" draw:type="line" svg:x1="24.066cm" svg:y1="18.034cm" svg:x2="17.208cm" svg:y2="12.065cm" draw:start-shape="id1" draw:start-glue-point="0" draw:end-shape="id3" draw:end-glue-point="2" svg:d="M24066 18034l-6858-5969" svg:viewBox="0 0 6859 5970">
          <text:p/>
        </draw:connector>
        <draw:connector draw:style-name="gr3" draw:text-style-name="P3" draw:layer="layout" draw:type="line" svg:x1="13.398cm" svg:y1="18.034cm" svg:x2="17.208cm" svg:y2="12.065cm" draw:start-shape="id4" draw:start-glue-point="0" draw:end-shape="id3" draw:end-glue-point="2" svg:d="M13398 18034l3810-5969" svg:viewBox="0 0 3811 5970">
          <text:p/>
        </draw:connector>
        <draw:custom-shape draw:style-name="gr1" draw:text-style-name="P2" xml:id="id3" draw:id="id3" draw:layer="layout" svg:width="5.715cm" svg:height="2.54cm" svg:x="14.351cm" svg:y="9.525cm">
          <text:p text:style-name="P1"><text:span text:style-name="T1">gantzgulch-tools-jso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7.208cm" svg:y1="9.525cm" svg:x2="13.144cm" svg:y2="4.445cm" draw:start-shape="id3" draw:start-glue-point="0" draw:end-shape="id5" draw:end-glue-point="2" svg:d="M17208 9525l-4064-5080" svg:viewBox="0 0 4065 5081">
          <text:p/>
        </draw:connector>
        <draw:connector draw:style-name="gr3" draw:text-style-name="P3" draw:layer="layout" draw:type="line" svg:x1="24.066cm" svg:y1="9.525cm" svg:x2="13.144cm" svg:y2="4.445cm" draw:start-shape="id2" draw:start-glue-point="0" draw:end-shape="id5" draw:end-glue-point="2" svg:d="M24066 9525l-10922-5080" svg:viewBox="0 0 10923 5081">
          <text:p/>
        </draw:connector>
        <draw:connector draw:style-name="gr3" draw:text-style-name="P3" draw:layer="layout" draw:type="line" svg:x1="3.873cm" svg:y1="18.034cm" svg:x2="13.144cm" svg:y2="4.445cm" draw:start-shape="id6" draw:start-glue-point="0" draw:end-shape="id5" draw:end-glue-point="2" svg:d="M3873 18034l9271-13589" svg:viewBox="0 0 9272 135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1.016cm" fo:margin-left="1.016cm" fo:margin-right="1.01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2:08:14.929339735</meta:creation-date>
    <dc:date>2018-05-08T10:26:22.997046264</dc:date>
    <meta:editing-duration>PT13M8S</meta:editing-duration>
    <meta:editing-cycles>4</meta:editing-cycles>
    <meta:generator>LibreOffice/5.1.6.2$Linux_X86_64 LibreOffice_project/10m0$Build-2</meta:generator>
    <meta:document-statistic meta:object-count="12"/>
  </office:meta>
</office:document-meta>
</file>